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officeooo:rsid="524eca85" officeooo:paragraph-rsid="524eca85"/>
    </style:style>
    <style:style style:name="P3" style:family="paragraph" style:parent-style-name="Text_20_body">
      <style:text-properties officeooo:rsid="2d3664f6" officeooo:paragraph-rsid="5251f641"/>
    </style:style>
    <style:style style:name="P4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5250c8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Říše</text:h>
      <text:p text:style-name="P2">Ilurie, <text:span text:style-name="T1">Ilurové</text:span></text:p>
      <text:h text:style-name="Heading_20_1" text:outline-level="1">Female names</text:h>
      <text:p text:style-name="P3">Agi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5-09T14:23:52.868000000</dc:date>
    <meta:print-date>2113-01-01T00:00:00</meta:print-date>
    <meta:editing-cycles>25115</meta:editing-cycles>
    <meta:editing-duration>P75DT7H16M33S</meta:editing-duration>
    <meta:generator>LibreOffice/6.0.5.2$Windows_X86_64 LibreOffice_project/54c8cbb85f300ac59db32fe8a675ff7683cd5a16</meta:generator>
    <meta:document-statistic meta:table-count="0" meta:image-count="0" meta:object-count="0" meta:page-count="2" meta:paragraph-count="5" meta:word-count="7" meta:character-count="37" meta:non-whitespace-character-count="35"/>
  </office:meta>
</office:document-meta>
</file>